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PositionContentLastPage?language=Basic&amp;location=document" xlink:type="simple"/>
    </office:event-listeners>
  </office:scripts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17cm"/>
    </style:style>
    <style:style style:name="Tabella2.C" style:family="table-column">
      <style:table-column-properties style:column-width="1.358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9.001cm" table:align="left" style:may-break-between-rows="false"/>
    </style:style>
    <style:style style:name="FooterTable.A" style:family="table-column">
      <style:table-column-properties style:column-width="3.08cm"/>
    </style:style>
    <style:style style:name="FooterTable.B" style:family="table-column">
      <style:table-column-properties style:column-width="0.099cm"/>
    </style:style>
    <style:style style:name="FooterTable.D" style:family="table-column">
      <style:table-column-properties style:column-width="0.101cm"/>
    </style:style>
    <style:style style:name="FooterTable.E" style:family="table-column">
      <style:table-column-properties style:column-width="3.082cm"/>
    </style:style>
    <style:style style:name="FooterTable.G" style:family="table-column">
      <style:table-column-properties style:column-width="0.067cm"/>
    </style:style>
    <style:style style:name="FooterTable.H" style:family="table-column">
      <style:table-column-properties style:column-width="2.986cm"/>
    </style:style>
    <style:style style:name="FooterTable.I" style:family="table-column">
      <style:table-column-properties style:column-width="0.15cm"/>
    </style:style>
    <style:style style:name="FooterTable.J" style:family="table-column">
      <style:table-column-properties style:column-width="3.052cm"/>
    </style:style>
    <style:style style:name="FooterTable.K" style:family="table-column">
      <style:table-column-properties style:column-width="0.108cm"/>
    </style:style>
    <style:style style:name="FooterTable.L" style:family="table-column">
      <style:table-column-properties style:column-width="3.097cm"/>
    </style:style>
    <style:style style:name="FooterTable.1" style:family="table-row">
      <style:table-row-properties style:min-row-height="0.011cm"/>
    </style:style>
    <style:style style:name="FooterTable.A1" style:family="table-cell">
      <style:table-cell-properties fo:background-color="transparent" fo:padding="0.097cm" fo:border="none">
        <style:background-image/>
      </style:table-cell-properties>
    </style:style>
    <style:style style:name="FooterTable.A2" style:family="table-cell">
      <style:table-cell-properties fo:background-color="transparent" fo:padding="0.097cm" fo:border-left="1.5pt ridge #b2b2b2" fo:border-right="1.5pt ridge #b2b2b2" fo:border-top="1.5pt ridge #b2b2b2" fo:border-bottom="none">
        <style:background-image/>
      </style:table-cell-properties>
    </style:style>
    <style:style style:name="FooterTable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FooterTable.K3" style:family="table-cell">
      <style:table-cell-properties fo:background-color="transparent" fo:padding="0.097cm" fo:border-left="none" fo:border-right="1.5pt ridge #b2b2b2" fo:border-top="none" fo:border-bottom="none">
        <style:background-image/>
      </style:table-cell-properties>
    </style:style>
    <style:style style:name="FooterTable.A4" style:family="table-cell">
      <style:table-cell-properties fo:padding="0.097cm" fo:border-left="1.5pt ridge #b2b2b2" fo:border-right="1.5pt ridge #b2b2b2" fo:border-top="none" fo:border-bottom="none"/>
    </style:style>
    <style:style style:name="FooterTable.H5" style:family="table-cell">
      <style:table-cell-properties fo:padding="0.097cm" fo:border="none"/>
    </style:style>
    <style:style style:name="FooterTable.I5" style:family="table-cell">
      <style:table-cell-properties fo:padding="0.097cm" fo:border="none"/>
    </style:style>
    <style:style style:name="FooterTable.K5" style:family="table-cell">
      <style:table-cell-properties fo:padding="0.097cm" fo:border-left="none" fo:border-right="1.5pt ridge #b2b2b2" fo:border-top="none" fo:border-bottom="none"/>
    </style:style>
    <style:style style:name="FooterTable.A6" style:family="table-cell">
      <style:table-cell-properties fo:padding="0.097cm" fo:border-left="1.5pt ridge #b2b2b2" fo:border-right="1.5pt ridge #b2b2b2" fo:border-top="none" fo:border-bottom="none"/>
    </style:style>
    <style:style style:name="FooterTable.A7" style:family="table-cell">
      <style:table-cell-properties fo:padding="0.097cm" fo:border-left="1.5pt ridge #b2b2b2" fo:border-right="1.5pt ridge #b2b2b2" fo:border-top="none" fo:border-bottom="none"/>
    </style:style>
    <style:style style:name="FooterTable.A8" style:family="table-cell">
      <style:table-cell-properties fo:padding="0.097cm" fo:border-left="1.5pt ridge #b2b2b2" fo:border-right="1.5pt ridge #b2b2b2" fo:border-top="none" fo:border-bottom="0.5pt solid #b2b2b2"/>
    </style:style>
    <style:style style:name="FooterTable.A9" style:family="table-cell">
      <style:table-cell-properties fo:padding="0.097cm" fo:border-left="1.5pt ridge #b2b2b2" fo:border-right="1.5pt ridge #b2b2b2" fo:border-top="none" fo:border-bottom="0.5pt solid #b2b2b2"/>
    </style:style>
    <style:style style:name="FooterTable.A10" style:family="table-cell">
      <style:table-cell-properties fo:padding="0.097cm" fo:border-left="1.5pt ridge #b2b2b2" fo:border-right="1.5pt ridge #b2b2b2" fo:border-top="none" fo:border-bottom="none"/>
    </style:style>
    <style:style style:name="FooterTable.A11" style:family="table-cell">
      <style:table-cell-properties fo:padding="0.097cm" fo:border-left="1.5pt ridge #b2b2b2" fo:border-right="1.5pt ridge #b2b2b2" fo:border-top="none" fo:border-bottom="none"/>
    </style:style>
    <style:style style:name="FooterTable.A12" style:family="table-cell">
      <style:table-cell-properties fo:padding="0.097cm" fo:border-left="1.5pt ridge #b2b2b2" fo:border-right="1.5pt ridge #b2b2b2" fo:border-top="none" fo:border-bottom="none"/>
    </style:style>
    <style:style style:name="FooterTable.A13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FooterTable.B13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FooterTable.L13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FooterTable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FooterTable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FooterTable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bff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0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1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letter-spacing="0.007cm" fo:language="it" fo:country="IT" style:text-underline-style="none" officeooo:rsid="00481ece" style:font-name-complex="Calibri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0" style:family="text">
      <style:text-properties fo:color="#333333" fo:font-weight="bold" style:font-weight-asian="bold" style:font-name-complex="Helvetica" style:font-weight-complex="bold"/>
    </style:style>
    <style:style style:name="T4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2" style:family="text">
      <style:text-properties officeooo:rsid="013aad73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6" style:family="text">
      <style:text-properties officeooo:rsid="0090aa57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weight-complex="bold"/>
    </style:style>
    <style:style style:name="T5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6" style:family="text">
      <style:text-properties officeooo:rsid="006849b6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2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6"><text:placeholder text:placeholder-type="text">&lt;translate(u'q.ty')&gt;</text:placeholder></text:p>
            </table:table-cell>
            <table:table-cell table:style-name="Tabella2.A1" office:value-type="string">
              <text:p text:style-name="P4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8"/>
            </table:table-cell>
            <table:table-cell table:style-name="Tabella2.A1" office:value-type="string">
              <text:p text:style-name="P47"><text:placeholder text:placeholder-type="text">&lt;translate(u'VAT')&gt;</text:placeholder></text:p>
            </table:table-cell>
            <table:table-cell table:style-name="Tabella2.A1" office:value-type="string">
              <text:p text:style-name="P4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9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03"><text:placeholder text:placeholder-type="text">&lt;line.name&gt;</text:placeholder></text:p>
            <text:p text:style-name="P85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85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85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85"><text:span text:style-name="Strong_20_Emphasis"><text:span text:style-name="T62"><text:placeholder text:placeholder-type="text">&lt;/if&gt;</text:placeholder></text:span></text:span></text:p>
            <text:p text:style-name="P94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02"><text:placeholder text:placeholder-type="text">&lt;if test="line.quantity != 0.00"&gt;</text:placeholder></text:p>
            <text:p text:style-name="P102"><text:span text:style-name="Strong_20_Emphasis"><text:span text:style-name="T61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04"><text:placeholder text:placeholder-type="text">&lt;line.quantity or 0.00&gt;</text:placeholder></text:p>
            <text:p text:style-name="P101"><text:placeholder text:placeholder-type="text">&lt;/if&gt;</text:placeholder></text:p>
          </table:table-cell>
          <table:table-cell table:style-name="Tabella2.D7" office:value-type="string">
            <text:p text:style-name="P124"><text:placeholder text:placeholder-type="text">&lt;if test="line.quantity != 0.00 and not o.print_net_price"&gt;</text:placeholder></text:p>
            <text:p text:style-name="P121"><text:placeholder text:placeholder-type="text">&lt;formatLang(line.price_unit, digits=2)&gt;</text:placeholder></text:p>
            <text:p text:style-name="P124"><text:placeholder text:placeholder-type="text">&lt;/if&gt;</text:placeholder></text:p>
            <text:p text:style-name="P124"><text:placeholder text:placeholder-type="text">&lt;if test="line.quantity != 0.00 and o.print_net_price"&gt;</text:placeholder></text:p>
            <text:p text:style-name="P121"><text:placeholder text:placeholder-type="text">&lt;formatLang(line.price_subtotal / line.quantity, digits=2)&gt;</text:placeholder></text:p>
            <text:p text:style-name="P124"><text:placeholder text:placeholder-type="text">&lt;/if&gt;</text:placeholder></text:p>
          </table:table-cell>
          <table:table-cell table:style-name="Tabella2.E7" office:value-type="string">
            <text:p text:style-name="P95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59"><text:placeholder text:placeholder-type="text">&lt;formatLang(line.discount,digits=1)&gt;</text:placeholder></text:span></text:span><text:span text:style-name="Strong_20_Emphasis"><text:span text:style-name="T59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F7" office:value-type="string">
            <text:p text:style-name="P118"><text:span text:style-name="T6"><text:placeholder text:placeholder-type="text">&lt;if test="line.invoice_line_tax_id"&gt;</text:placeholder></text:span><text:span text:style-name="T63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24"><text:placeholder text:placeholder-type="text">&lt;if test="line.price_subtotal != 0.00"&gt;</text:placeholder></text:p>
            <text:p text:style-name="P120"><text:placeholder text:placeholder-type="text">&lt;formatLang(line.price_subtotal)&gt;</text:placeholder></text:p>
            <text:p text:style-name="P123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 text:name="__DdeLink__2934_2141332970"/></text:p>
      <table:table table:name="FooterTable" table:style-name="FooterTable">
        <table:table-column table:style-name="FooterTable.A"/>
        <table:table-column table:style-name="FooterTable.B"/>
        <table:table-column table:style-name="FooterTable.A"/>
        <table:table-column table:style-name="FooterTable.D"/>
        <table:table-column table:style-name="FooterTable.E"/>
        <table:table-column table:style-name="FooterTable.D"/>
        <table:table-column table:style-name="FooterTable.G"/>
        <table:table-column table:style-name="FooterTable.H"/>
        <table:table-column table:style-name="FooterTable.I"/>
        <table:table-column table:style-name="FooterTable.J"/>
        <table:table-column table:style-name="FooterTable.K"/>
        <table:table-column table:style-name="FooterTable.L"/>
        <table:table-row table:style-name="FooterTable.1">
          <table:table-cell table:style-name="FooterTable.A1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table:number-columns-spanned="12" office:value-type="string">
            <text:p text:style-name="P3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09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A1" office:value-type="string">
            <text:p text:style-name="P110"><text:placeholder text:placeholder-type="text">&lt;get_label(o,'amount_untaxed')&gt;</text:placeholder></text:p>
          </table:table-cell>
          <table:table-cell table:style-name="FooterTable.A1" table:number-columns-spanned="2" office:value-type="string">
            <text:p text:style-name="P125"><text:placeholder text:placeholder-type="text">&lt;get_label(o,'amount_tax')&gt;</text:placeholder></text:p>
          </table:table-cell>
          <table:covered-table-cell/>
          <table:table-cell table:style-name="FooterTable.K3" table:number-columns-spanned="2" office:value-type="string">
            <text:p text:style-name="P125"><text:placeholder text:placeholder-type="text">&lt;get_label(o,'amount_total')&gt;</text:placeholder></text:p>
          </table:table-cell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1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5" office:value-type="string">
            <text:p text:style-name="P56"><text:placeholder text:placeholder-type="text">&lt;formatLang(line.base,monetary=True,currency_obj=o.currency_id)&gt;</text:placeholder></text:p>
          </table:table-cell>
          <table:table-cell table:style-name="FooterTable.I5" table:number-columns-spanned="2" office:value-type="string">
            <text:p text:style-name="P56"><text:placeholder text:placeholder-type="text">&lt;formatLang(line.amount,monetary=True,currency_obj=o.currency_id)&gt;</text:placeholder></text:p>
          </table:table-cell>
          <table:covered-table-cell/>
          <table:table-cell table:style-name="FooterTable.K5" table:number-columns-spanned="2" office:value-type="string">
            <text:p text:style-name="P5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FooterTable.1">
          <table:table-cell table:style-name="FooterTable.A6" table:number-columns-spanned="12" office:value-type="string">
            <text:p text:style-name="P1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7"><text:span text:style-name="T55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7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11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0" table:number-columns-spanned="12" office:value-type="string">
            <text:p text:style-name="P111"><text:span text:style-name="T56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4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3" office:value-type="string">
            <text:p text:style-name="P7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7"><text:placeholder text:placeholder-type="text">&lt;if test="get_total_transport(o.invoice_line) &lt;&gt; 0.0"&gt;</text:placeholder></text:p>
            <text:p text:style-name="P79"><text:placeholder text:placeholder-type="text">&lt;translate(u'transport amount'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FooterTable.B13" office:value-type="string">
            <text:p text:style-name="P17"/>
          </table:table-cell>
          <table:table-cell table:style-name="FooterTable.B13" office:value-type="string">
            <text:p text:style-name="P79"><text:span text:style-name="T5"><text:placeholder text:placeholder-type="text">&lt;if test="get_total_other(o.invoice_line) &lt;&gt; 0.0"&gt;</text:placeholder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79"/>
          </table:table-cell>
          <table:table-cell table:style-name="FooterTable.B13" office:value-type="string">
            <text:p text:style-name="P79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17"/>
          </table:table-cell>
          <table:table-cell table:style-name="FooterTable.B13" table:number-columns-spanned="2" office:value-type="string">
            <text:p text:style-name="P59"><text:span text:style-name="T52">Imponibile</text:span><text:span text:style-name="T17"><text:placeholder text:placeholder-type="text">&lt;if test="o.partner_id.lang != 'it_IT'"&gt;</text:placeholder></text:span><text:span text:style-name="T27"> / <text:s/></text:span><text:span text:style-name="T51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FooterTable.B13" office:value-type="string">
            <text:p text:style-name="P110"/>
          </table:table-cell>
          <table:table-cell table:style-name="FooterTable.B13" office:value-type="string">
            <text:p text:style-name="P59"><text:span text:style-name="T52">Imposta</text:span><text:span text:style-name="T17"><text:placeholder text:placeholder-type="text">&lt;if test="o.partner_id.lang != 'it_IT'"&gt;</text:placeholder></text:span><text:span text:style-name="T27"> / </text:span><text:span text:style-name="T51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FooterTable.B13" office:value-type="string">
            <text:p text:style-name="P110"/>
          </table:table-cell>
          <table:table-cell table:style-name="FooterTable.L13" office:value-type="string">
            <text:p text:style-name="P110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1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7"><text:placeholder text:placeholder-type="text">&lt;if test="get_total_transport(o.invoice_line) &lt;&gt; 0.0"&gt;</text:placeholder></text:p>
            <text:p text:style-name="P79"><text:placeholder text:placeholder-type="text">&lt;formatLang(get_total_transport(o.invoice_line), monetary=True, currency_obj=o.currency_id)&gt;</text:placeholder></text:p>
            <text:p text:style-name="P77"><text:bookmark text:name="__DdeLink__2249_5486467612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FooterTable.B14" office:value-type="string">
            <text:p text:style-name="P14"/>
          </table:table-cell>
          <table:table-cell table:style-name="FooterTable.B14" office:value-type="string">
            <text:p text:style-name="P79"><text:span text:style-name="T5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79"/>
          </table:table-cell>
          <table:table-cell table:style-name="FooterTable.B14" office:value-type="string">
            <text:p text:style-name="P79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14"/>
          </table:table-cell>
          <table:table-cell table:style-name="FooterTable.B14" table:number-columns-spanned="2" office:value-type="string">
            <text:p text:style-name="P61"><text:placeholder text:placeholder-type="text">&lt;formatLang(o.amount_untaxed,monetary=True,currency_obj=o.currency_id)&gt;</text:placeholder></text:p>
          </table:table-cell>
          <table:covered-table-cell/>
          <table:table-cell table:style-name="FooterTable.B14" office:value-type="string">
            <text:p text:style-name="P112"/>
          </table:table-cell>
          <table:table-cell table:style-name="FooterTable.B14" office:value-type="string">
            <text:p text:style-name="P61"><text:placeholder text:placeholder-type="text">&lt;formatLang(o.amount_tax,monetary=True,currency_obj=o.currency_id)&gt;</text:placeholder></text:p>
          </table:table-cell>
          <table:table-cell table:style-name="FooterTable.B14" office:value-type="string">
            <text:p text:style-name="P112"/>
          </table:table-cell>
          <table:table-cell table:style-name="FooterTable.L14" office:value-type="string">
            <text:p text:style-name="P112"><text:span text:style-name="T54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 style:shadow="none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40:20.043060382</dc:date>
    <meta:editing-duration>P4DT9H47M50S</meta:editing-duration>
    <meta:editing-cycles>803</meta:editing-cycles>
    <meta:generator>LibreOffice/5.1.6.2$Linux_X86_64 LibreOffice_project/10m0$Build-2</meta:generator>
    <meta:document-statistic meta:table-count="10" meta:image-count="0" meta:object-count="0" meta:page-count="1" meta:paragraph-count="169" meta:word-count="660" meta:character-count="8704" meta:non-whitespace-character-count="8197"/>
  </office:meta>
</office:document-meta>
</file>